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56000003007B1900B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subtitle">
      <style:graphic-properties draw:fill-color="#ffffff" draw:auto-grow-height="true" fo:min-height="16.254cm"/>
    </style:style>
    <style:style style:name="pr2" style:family="presentation" style:parent-style-name="DNA-notes">
      <style:graphic-properties draw:fill-color="#ffffff" draw:auto-grow-height="true" fo:min-height="12.572cm"/>
    </style:style>
    <style:style style:name="pr3" style:family="presentation" style:parent-style-name="DNA-subtitle">
      <style:graphic-properties draw:fill-color="#ffffff" fo:min-height="16.254cm"/>
    </style:style>
    <style:style style:name="pr4" style:family="presentation" style:parent-style-name="DNA-notes">
      <style:graphic-properties draw:fill-color="#ffffff" fo:min-height="12.572cm"/>
    </style:style>
    <style:style style:name="pr5" style:family="presentation" style:parent-style-name="DNA-title">
      <style:graphic-properties fo:min-height="3.505cm"/>
    </style:style>
    <style:style style:name="pr6" style:family="presentation" style:parent-style-name="DNA-outline1">
      <style:graphic-properties fo:min-height="11.929cm"/>
    </style:style>
    <style:style style:name="P1" style:family="paragraph">
      <style:text-properties fo:font-family="'Press Start 2P'" style:font-pitch="fixed" fo:font-size="96pt" style:font-size-asian="96pt" style:font-size-complex="96pt"/>
    </style:style>
    <style:style style:name="P2" style:family="paragraph">
      <style:text-properties fo:font-family="Montserrat" style:font-pitch="variable" fo:font-size="80pt" style:font-size-asian="80pt" style:font-size-complex="80pt"/>
    </style:style>
    <style:style style:name="P3" style:family="paragraph">
      <style:text-properties fo:font-family="Montserrat" style:font-pitch="variable"/>
    </style:style>
    <style:style style:name="P4" style:family="paragraph">
      <style:text-properties fo:font-family="Montserrat" style:font-pitch="variable" fo:font-size="24pt" style:font-size-asian="24pt" style:font-size-complex="24pt"/>
    </style:style>
    <style:style style:name="P5" style:family="paragraph">
      <style:text-properties fo:font-size="26.3999996185303pt"/>
    </style:style>
    <style:style style:name="P6" style:family="paragraph">
      <style:text-properties fo:font-family="Montserrat" style:font-pitch="variable" fo:font-size="88pt" style:font-size-asian="88pt" style:font-size-complex="88pt"/>
    </style:style>
    <style:style style:name="P7" style:family="paragraph">
      <style:text-properties fo:font-family="Montserrat" style:font-pitch="variable" fo:font-size="60pt" style:font-size-asian="60pt" style:font-size-complex="60pt"/>
    </style:style>
    <style:style style:name="P8" style:family="paragraph">
      <style:text-properties fo:font-family="'Droid Sans Mono'" style:font-family-generic="swiss" style:font-pitch="fixed" fo:font-size="28pt" style:font-size-asian="28pt" style:font-size-complex="28pt"/>
    </style:style>
    <style:style style:name="P9" style:family="paragraph">
      <style:text-properties fo:font-family="'Droid Sans Mono'" style:font-family-generic="swiss" style:font-pitch="fixed" fo:font-size="26pt" style:font-size-asian="26pt" style:font-size-complex="26pt"/>
    </style:style>
    <style:style style:name="P10" style:family="paragraph">
      <style:text-properties fo:font-family="'Droid Sans Mono'" style:font-family-generic="swiss" style:font-pitch="fixed"/>
    </style:style>
    <style:style style:name="P11" style:family="paragraph">
      <style:text-properties fo:font-family="'Droid Sans Mono'" style:font-family-generic="swiss" style:font-pitch="fixed" fo:font-size="48pt" style:font-size-asian="48pt" style:font-size-complex="48pt"/>
    </style:style>
    <style:style style:name="P12" style:family="paragraph">
      <style:text-properties fo:font-family="Montserrat" style:font-pitch="variable" fo:font-size="44pt" style:font-size-asian="44pt" style:font-size-complex="44pt"/>
    </style:style>
    <style:style style:name="P13" style:family="paragraph">
      <style:text-properties fo:font-family="'Droid Sans Mono'" style:font-family-generic="swiss" style:font-pitch="fixed" fo:font-size="20pt" style:font-size-asian="20pt" style:font-size-complex="20pt"/>
    </style:style>
    <style:style style:name="P14" style:family="paragraph">
      <style:text-properties fo:font-family="'Droid Sans Mono'" style:font-family-generic="swiss" style:font-pitch="fixed" fo:font-size="40pt" style:font-size-asian="40pt" style:font-size-complex="40pt"/>
    </style:style>
    <style:style style:name="P15" style:family="paragraph">
      <style:text-properties fo:font-family="'Droid Sans Mono'" style:font-family-generic="swiss" style:font-pitch="fixed" fo:font-size="32pt" style:font-size-asian="32pt" style:font-size-complex="32pt"/>
    </style:style>
    <style:style style:name="P16" style:family="paragraph">
      <style:text-properties fo:font-family="'Droid Sans Mono'" style:font-family-generic="swiss" style:font-pitch="fixed" fo:font-size="44pt" style:font-size-asian="44pt" style:font-size-complex="44pt"/>
    </style:style>
    <style:style style:name="P17" style:family="paragraph">
      <style:text-properties fo:font-family="'Droid Sans Mono'" style:font-family-generic="swiss" style:font-pitch="fixed" fo:font-size="22pt" style:font-size-asian="22pt" style:font-size-complex="22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fo:font-family="'Droid Sans Mono'" style:font-family-generic="swiss" style:font-pitch="fixed" fo:font-size="24pt" style:font-size-asian="24pt" style:font-size-complex="24pt"/>
    </style:style>
    <style:style style:name="P20" style:family="paragraph">
      <style:text-properties fo:font-family="Montserrat" style:font-pitch="variable" fo:font-size="48pt" style:font-size-asian="48pt" style:font-size-complex="48pt"/>
    </style:style>
    <style:style style:name="P21" style:family="paragraph">
      <style:text-properties fo:font-family="'Droid Sans Mono'" style:font-family-generic="swiss" style:font-pitch="fixed" fo:font-size="88pt" fo:font-weight="bold" style:font-size-asian="88pt" style:font-weight-asian="bold" style:font-size-complex="88pt" style:font-weight-complex="bold"/>
    </style:style>
    <style:style style:name="T1" style:family="text">
      <style:text-properties fo:font-family="'Press Start 2P'" style:font-pitch="fixed" fo:font-size="96pt" style:font-size-asian="96pt" style:font-size-complex="96pt"/>
    </style:style>
    <style:style style:name="T2" style:family="text">
      <style:text-properties fo:font-family="Montserrat" style:font-pitch="variable" fo:font-size="80pt" style:font-size-asian="80pt" style:font-size-complex="80pt"/>
    </style:style>
    <style:style style:name="T3" style:family="text">
      <style:text-properties fo:font-family="Montserrat" style:font-pitch="variable"/>
    </style:style>
    <style:style style:name="T4" style:family="text">
      <style:text-properties fo:font-family="Montserrat" style:font-pitch="variable" fo:font-size="24pt" style:font-size-asian="24pt" style:font-size-complex="24pt"/>
    </style:style>
    <style:style style:name="T5" style:family="text">
      <style:text-properties fo:font-family="Montserrat" style:font-pitch="variable" fo:font-size="88pt" style:font-size-asian="88pt" style:font-size-complex="88pt"/>
    </style:style>
    <style:style style:name="T6" style:family="text">
      <style:text-properties fo:font-family="Montserrat" style:font-pitch="variable" fo:font-size="60pt" style:font-size-asian="60pt" style:font-size-complex="60pt"/>
    </style:style>
    <style:style style:name="T7" style:family="text">
      <style:text-properties fo:font-family="Montserrat" style:font-pitch="variable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family="'Droid Sans Mono'" style:font-family-generic="swiss" style:font-pitch="fixed" fo:font-size="28pt" style:font-size-asian="28pt" style:font-size-complex="28pt"/>
    </style:style>
    <style:style style:name="T9" style:family="text">
      <style:text-properties fo:font-family="'Droid Sans Mono'" style:font-family-generic="swiss" style:font-pitch="fixed"/>
    </style:style>
    <style:style style:name="T10" style:family="text">
      <style:text-properties fo:color="#b3b3b3" fo:font-family="'Droid Sans Mono'" style:font-family-generic="swiss" style:font-pitch="fixed"/>
    </style:style>
    <style:style style:name="T11" style:family="text">
      <style:text-properties fo:color="#b3b3b3" fo:font-family="Montserrat" style:font-pitch="variable"/>
    </style:style>
    <style:style style:name="T12" style:family="text">
      <style:text-properties fo:color="#b3b3b3" fo:font-family="Montserrat" style:font-pitch="variable" fo:font-size="26pt" style:font-size-asian="26pt" style:font-size-complex="26pt"/>
    </style:style>
    <style:style style:name="T13" style:family="text">
      <style:text-properties fo:color="#00ae00" fo:font-family="'Droid Sans Mono'" style:font-family-generic="swiss" style:font-pitch="fixed" fo:font-size="26pt" style:font-size-asian="26pt" style:font-size-complex="26pt"/>
    </style:style>
    <style:style style:name="T14" style:family="text">
      <style:text-properties fo:color="#b3b3b3" fo:font-family="Montserrat" style:font-pitch="variable" fo:font-size="26pt" fo:font-style="italic" style:font-size-asian="26pt" style:font-style-asian="italic" style:font-size-complex="26pt" style:font-style-complex="italic"/>
    </style:style>
    <style:style style:name="T15" style:family="text">
      <style:text-properties fo:color="#0000ff" fo:font-family="'Droid Sans Mono'" style:font-family-generic="swiss" style:font-pitch="fixed" fo:font-size="26pt" style:font-size-asian="26pt" style:font-size-complex="26pt"/>
    </style:style>
    <style:style style:name="T16" style:family="text">
      <style:text-properties fo:color="#b3b3b3" fo:font-family="'Droid Sans Mono'" style:font-family-generic="swiss" style:font-pitch="fixed" fo:font-style="italic" style:font-style-asian="italic" style:font-style-complex="italic"/>
    </style:style>
    <style:style style:name="T17" style:family="text">
      <style:text-properties fo:color="#b3b3b3" fo:font-family="'Droid Sans Mono'" style:font-family-generic="swiss" style:font-pitch="fixed" fo:font-size="28pt" style:font-size-asian="28pt" style:font-size-complex="28pt"/>
    </style:style>
    <style:style style:name="T18" style:family="text">
      <style:text-properties fo:color="#b3b3b3" fo:font-family="Montserrat" style:font-pitch="variable" fo:font-size="28pt" style:font-size-asian="28pt" style:font-size-complex="28pt"/>
    </style:style>
    <style:style style:name="T19" style:family="text">
      <style:text-properties fo:color="#b3b3b3" fo:font-family="'Droid Sans Mono'" style:font-family-generic="swiss" style:font-pitch="fixed" fo:font-size="28pt" fo:font-style="italic" style:font-size-asian="28pt" style:font-style-asian="italic" style:font-size-complex="28pt" style:font-style-complex="italic"/>
    </style:style>
    <style:style style:name="T20" style:family="text">
      <style:text-properties fo:color="#b3b3b3" fo:font-family="'Droid Sans Mono'" style:font-family-generic="swiss" style:font-pitch="fixed" fo:font-size="32pt" style:font-size-asian="32pt" style:font-size-complex="32pt"/>
    </style:style>
    <style:style style:name="T21" style:family="text">
      <style:text-properties fo:font-family="'Droid Sans Mono'" style:font-family-generic="swiss" style:font-pitch="fixed" fo:font-size="48pt" fo:font-weight="bold" style:font-size-asian="48pt" style:font-weight-asian="bold" style:font-size-complex="48pt" style:font-weight-complex="bold"/>
    </style:style>
    <style:style style:name="T22" style:family="text">
      <style:text-properties fo:font-family="'Droid Sans Mono'" style:font-family-generic="swiss" style:font-pitch="fixed" fo:font-size="48pt" style:font-size-asian="48pt" style:font-size-complex="48pt"/>
    </style:style>
    <style:style style:name="T23" style:family="text">
      <style:text-properties fo:font-family="Montserrat" style:font-pitch="variable" fo:font-size="44pt" style:font-size-asian="44pt" style:font-size-complex="44pt"/>
    </style:style>
    <style:style style:name="T24" style:family="text">
      <style:text-properties fo:color="#000000" fo:font-family="'Droid Sans Mono'" style:font-family-generic="swiss" style:font-pitch="fixed" fo:font-size="20pt" style:font-size-asian="20pt" style:font-size-complex="20pt"/>
    </style:style>
    <style:style style:name="T25" style:family="text">
      <style:text-properties fo:color="#b3b3b3" fo:font-family="'Droid Sans Mono'" style:font-family-generic="swiss" style:font-pitch="fixed" fo:font-size="20pt" style:font-size-asian="20pt" style:font-size-complex="20pt"/>
    </style:style>
    <style:style style:name="T26" style:family="text">
      <style:text-properties fo:color="#b3b3b3" fo:font-family="'Droid Sans Mono'" style:font-family-generic="swiss" style:font-pitch="fixed" fo:font-size="20pt" fo:font-style="italic" style:font-size-asian="20pt" style:font-style-asian="italic" style:font-size-complex="20pt" style:font-style-complex="italic"/>
    </style:style>
    <style:style style:name="T27" style:family="text">
      <style:text-properties fo:font-family="'Droid Sans Mono'" style:font-family-generic="swiss" style:font-pitch="fixed" fo:font-size="20pt" style:font-size-asian="20pt" style:font-size-complex="20pt"/>
    </style:style>
    <style:style style:name="T28" style:family="text">
      <style:text-properties fo:font-family="'Droid Sans Mono'" style:font-family-generic="swiss" style:font-pitch="fixed" fo:font-size="40pt" style:font-size-asian="40pt" style:font-size-complex="40pt"/>
    </style:style>
    <style:style style:name="T29" style:family="text">
      <style:text-properties fo:font-family="'Droid Sans Mono'" style:font-family-generic="swiss" style:font-pitch="fixed" fo:font-size="40pt" fo:font-style="italic" style:font-size-asian="40pt" style:font-style-asian="italic" style:font-size-complex="40pt" style:font-style-complex="italic"/>
    </style:style>
    <style:style style:name="T30" style:family="text">
      <style:text-properties fo:font-family="'Droid Sans Mono'" style:font-family-generic="swiss" style:font-pitch="fixed" fo:font-size="26pt" style:font-size-asian="26pt" style:font-size-complex="26pt"/>
    </style:style>
    <style:style style:name="T31" style:family="text">
      <style:text-properties fo:color="#b3b3b3" fo:font-family="'Droid Sans Mono'" style:font-family-generic="swiss" style:font-pitch="fixed" fo:font-size="26pt" style:font-size-asian="26pt" style:font-size-complex="26pt"/>
    </style:style>
    <style:style style:name="T32" style:family="text">
      <style:text-properties fo:font-family="'Droid Sans Mono'" style:font-family-generic="swiss" style:font-pitch="fixed" fo:font-style="italic" style:font-style-asian="italic" style:font-style-complex="italic"/>
    </style:style>
    <style:style style:name="T33" style:family="text">
      <style:text-properties fo:font-family="'Droid Sans Mono'" style:font-family-generic="swiss" style:font-pitch="fixed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4" style:family="text">
      <style:text-properties fo:font-family="'Droid Sans Mono'" style:font-family-generic="swiss" style:font-pitch="fixed" fo:font-size="32pt" fo:font-style="normal" style:font-size-asian="32pt" style:font-style-asian="normal" style:font-size-complex="32pt" style:font-style-complex="normal"/>
    </style:style>
    <style:style style:name="T35" style:family="text">
      <style:text-properties fo:font-family="'Droid Sans Mono'" style:font-family-generic="swiss" style:font-pitch="fixed" fo:font-size="32pt" style:font-size-asian="32pt" style:font-size-complex="32pt"/>
    </style:style>
    <style:style style:name="T36" style:family="text">
      <style:text-properties fo:font-family="'Droid Sans Mono'" style:font-family-generic="swiss" style:font-pitch="fixed" fo:font-size="44pt" style:font-size-asian="44pt" style:font-size-complex="44pt"/>
    </style:style>
    <style:style style:name="T37" style:family="text">
      <style:text-properties fo:font-family="'Droid Sans Mono'" style:font-family-generic="swiss" style:font-pitch="fixed" fo:font-size="22pt" style:font-size-asian="22pt" style:font-size-complex="22pt"/>
    </style:style>
    <style:style style:name="T38" style:family="text">
      <style:text-properties fo:color="#b3b3b3" fo:font-family="'Droid Sans Mono'" style:font-family-generic="swiss" style:font-pitch="fixed" fo:font-size="22pt" style:font-size-asian="22pt" style:font-size-complex="22pt"/>
    </style:style>
    <style:style style:name="T39" style:family="text">
      <style:text-properties fo:font-family="'Droid Sans Mono'" style:font-family-generic="swiss" style:font-pitch="fixed" fo:font-size="18pt" style:font-size-asian="18pt" style:font-size-complex="18pt"/>
    </style:style>
    <style:style style:name="T40" style:family="text">
      <style:text-properties fo:color="#b3b3b3" fo:font-family="'Droid Sans Mono'" style:font-family-generic="swiss" style:font-pitch="fixed" fo:font-size="18pt" style:font-size-asian="18pt" style:font-size-complex="18pt"/>
    </style:style>
    <style:style style:name="T41" style:family="text">
      <style:text-properties fo:color="#b3b3b3" fo:font-family="'Droid Sans Mono'" style:font-family-generic="swiss" style:font-pitch="fixed" fo:font-size="18pt" fo:font-style="italic" style:font-size-asian="18pt" style:font-style-asian="italic" style:font-size-complex="18pt" style:font-style-complex="italic"/>
    </style:style>
    <style:style style:name="T42" style:family="text">
      <style:text-properties fo:color="#b3b3b3" fo:font-family="'Droid Sans Mono'" style:font-family-generic="swiss" style:font-pitch="fixed" fo:font-size="26pt" fo:font-style="italic" style:font-size-asian="26pt" style:font-style-asian="italic" style:font-size-complex="26pt" style:font-style-complex="italic"/>
    </style:style>
    <style:style style:name="T43" style:family="text">
      <style:text-properties fo:color="#b3b3b3" fo:font-family="'Droid Sans Mono'" style:font-family-generic="swiss" style:font-pitch="fixed" fo:font-size="24pt" style:font-size-asian="24pt" style:font-size-complex="24pt"/>
    </style:style>
    <style:style style:name="T44" style:family="text">
      <style:text-properties fo:color="#b3b3b3" fo:font-family="'Droid Sans Mono'" style:font-family-generic="swiss" style:font-pitch="fixed" fo:font-size="24pt" fo:font-style="italic" style:font-size-asian="24pt" style:font-style-asian="italic" style:font-size-complex="24pt" style:font-style-complex="italic"/>
    </style:style>
    <style:style style:name="T45" style:family="text">
      <style:text-properties fo:font-family="'Droid Sans Mono'" style:font-family-generic="swiss" style:font-pitch="fixed" fo:font-size="24pt" style:font-size-asian="24pt" style:font-size-complex="24pt"/>
    </style:style>
    <style:style style:name="T46" style:family="text">
      <style:text-properties fo:font-family="'Droid Sans Mono'" style:font-family-generic="swiss" style:font-pitch="fixed" fo:font-size="24pt" fo:font-weight="bold" style:font-size-asian="24pt" style:font-weight-asian="bold" style:font-size-complex="24pt" style:font-weight-complex="bold"/>
    </style:style>
    <style:style style:name="T47" style:family="text">
      <style:text-properties fo:font-family="'Droid Sans Mono'" style:font-family-generic="swiss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8" style:family="text">
      <style:text-properties fo:color="#b3b3b3" fo:font-family="Montserrat" style:font-pitch="variable" fo:font-size="24pt" style:font-size-asian="24pt" style:font-size-complex="24pt"/>
    </style:style>
    <style:style style:name="T49" style:family="text">
      <style:text-properties fo:color="#b3b3b3" fo:font-size="32pt" style:font-size-asian="32pt" style:font-size-complex="32pt"/>
    </style:style>
    <style:style style:name="T50" style:family="text">
      <style:text-properties fo:color="#b3b3b3" fo:font-size="32pt" fo:font-style="italic" style:font-size-asian="32pt" style:font-style-asian="italic" style:font-size-complex="32pt" style:font-style-complex="italic"/>
    </style:style>
    <style:style style:name="T51" style:family="text">
      <style:text-properties fo:font-family="Montserrat" style:font-pitch="variable" fo:font-size="48pt" style:font-size-asian="48pt" style:font-size-complex="48pt"/>
    </style:style>
    <style:style style:name="T52" style:family="text">
      <style:text-properties fo:font-family="'Droid Sans Mono'" style:font-family-generic="swiss" style:font-pitch="fixed"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041cm" svg:height="16.254cm" svg:x="4.558cm" svg:y="0.837cm" presentation:class="subtitle">
          <draw:text-box>
            <text:p><text:span text:style-name="T1">SIDEF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32">
        <office:forms form:automatic-focus="false" form:apply-design-mode="false"/>
        <draw:frame presentation:style-name="pr3" draw:text-style-name="P2" draw:layer="layout" svg:width="22.041cm" svg:height="16.254cm" svg:x="4.558cm" svg:y="0.837cm" presentation:class="subtitle" presentation:user-transformed="true">
          <draw:text-box>
            <text:p><text:span text:style-name="T2">Ce este Sidef?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Sidef e...</text:span></text:p>
          </draw:text-box>
        </draw:frame>
        <draw:frame presentation:style-name="pr6" draw:text-style-name="P3" draw:layer="layout" svg:width="21.481cm" svg:height="12.179cm" svg:x="4.558cm" svg:y="4.913cm" presentation:class="outline" presentation:user-transformed="true">
          <draw:text-box>
            <text:list text:style-name="L2">
              <text:list-header>
                <text:p><text:span text:style-name="T3">- un limbaj nou de programare</text:span></text:p>
                <text:p><text:span text:style-name="T3">- scris în Perl</text:span></text:p>
                <text:p><text:span text:style-name="T3">- super-fun</text:span></text:p>
                <text:p><text:span text:style-name="T3">- open-source</text:span></text:p>
                <text:p><text:span text:style-name="T3">- user-friendly</text:span></text:p>
                <text:p><text:span text:style-name="T3">- eye-friendly</text:span></text:p>
                <text:p><text:span text:style-name="T3">- programmer-friendly</text:span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Practicabilitate?</text:span></text:p>
          </draw:text-box>
        </draw:frame>
        <draw:frame presentation:style-name="pr6" draw:text-style-name="P4" draw:layer="layout" svg:width="21.481cm" svg:height="12.179cm" svg:x="4.558cm" svg:y="4.913cm" presentation:class="outline" presentation:user-transformed="true">
          <draw:text-box>
            <text:list text:style-name="L2">
              <text:list-item>
                <text:p><text:span text:style-name="T4">E foarte ușor de scris și de citit</text:span></text:p>
              </text:list-item>
              <text:list-item>
                <text:p><text:span text:style-name="T4">Are capabilitatea de a lucra cu diferite tipuri de date, precum: bytes, chars, numbers, strings, etc...</text:span></text:p>
              </text:list-item>
              <text:list-item>
                <text:p><text:span text:style-name="T4">Reprezentarea datelor se face într-un mod unic; toate datele sunt stocate în obiecte de tipuri diferite. Fiecare obiect are metode asociate care se aplică pe informația stocată în obiect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32">
        <office:forms form:automatic-focus="false" form:apply-design-mode="false"/>
        <draw:frame presentation:style-name="pr3" draw:text-style-name="P6" draw:layer="layout" svg:width="22.041cm" svg:height="16.254cm" svg:x="4.629cm" svg:y="1.526cm" presentation:class="subtitle" presentation:user-transformed="true">
          <draw:text-box>
            <text:p><text:span text:style-name="T5">Sintaxa?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32">
        <draw:frame presentation:style-name="pr1" draw:text-style-name="P7" draw:layer="layout" svg:width="22.041cm" svg:height="16.254cm" svg:x="4.629cm" svg:y="2.286cm" presentation:class="subtitle" presentation:user-transformed="true">
          <draw:text-box>
            <text:p><text:span text:style-name="T6">'Hello,</text:span><text:span text:style-name="T6">世界</text:span><text:span text:style-name="T6">'.say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5" draw:text-style-name="P3" draw:layer="layout" svg:width="22.041cm" svg:height="3.505cm" svg:x="4.558cm" svg:y="0.837cm" presentation:class="title">
          <draw:text-box>
            <text:p><text:span text:style-name="T3">Variabile</text:span></text:p>
          </draw:text-box>
        </draw:frame>
        <draw:frame presentation:style-name="pr6" draw:text-style-name="P8" draw:layer="layout" svg:width="21.481cm" svg:height="12.179cm" svg:x="4.558cm" svg:y="4.913cm" presentation:class="outline" presentation:user-transformed="true">
          <draw:text-box>
            <text:list text:style-name="L2">
              <text:list-item>
                <text:p><text:span text:style-name="T7">Declararea variabilelor:</text:span></text:p>
                <text:list>
                  <text:list-item>
                    <text:p><text:span text:style-name="T8">var string = “value”;</text:span></text:p>
                  </text:list-item>
                  <text:list-item>
                    <text:p><text:span text:style-name="T8">var array = [1,2,3];</text:span></text:p>
                  </text:list-item>
                </text:list>
                <text:p><text:span text:style-name="T8"/></text:p>
              </text:list-item>
              <text:list-item>
                <text:p><text:span text:style-name="T7">Accesarea variabilelor:</text:span></text:p>
                <text:list>
                  <text:list-item>
                    <text:p><text:span text:style-name="T8">string.say;</text:span></text:p>
                  </text:list-item>
                  <text:list-item>
                    <text:p><text:span text:style-name="T8">array.join(', ').say;</text:span></text:p>
                  </text:list-item>
                  <text:list-item>
                    <text:p><text:span text:style-name="T8">array.grep { _ &gt; 2 }.join.say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5" draw:text-style-name="P3" draw:layer="layout" svg:width="22.041cm" svg:height="3.505cm" svg:x="4.558cm" svg:y="0.837cm" presentation:class="title">
          <draw:text-box>
            <text:p><text:span text:style-name="T3">Variable scoping</text:span></text:p>
          </draw:text-box>
        </draw:frame>
        <draw:frame presentation:style-name="pr6" draw:layer="layout" svg:width="21.481cm" svg:height="12.179cm" svg:x="4.558cm" svg:y="4.913cm" presentation:class="outline" presentation:user-transformed="true">
          <draw:text-box>
            <text:list text:style-name="L2">
              <text:list-header>
                <text:p><text:span text:style-name="T9">var x = 'o';</text:span></text:p>
                <text:p><text:span text:style-name="T9">{</text:span></text:p>
                <text:p><text:span text:style-name="T9"><text:s text:c="4"/></text:span><text:span text:style-name="T9">x.say; <text:s text:c="13"/></text:span><text:span text:style-name="T10"># </text:span><text:span text:style-name="T11">o</text:span></text:p>
                <text:p><text:span text:style-name="T9"><text:s text:c="4"/></text:span><text:span text:style-name="T9">var x = 'm';</text:span></text:p>
                <text:p><text:span text:style-name="T9"><text:s text:c="4"/></text:span><text:span text:style-name="T9">x.say; <text:s text:c="13"/></text:span><text:span text:style-name="T10"># </text:span><text:span text:style-name="T11">m</text:span></text:p>
                <text:p><text:span text:style-name="T9"><text:s text:c="4"/></text:span><text:span text:style-name="T9">{</text:span></text:p>
                <text:p><text:span text:style-name="T9"><text:s text:c="8"/></text:span><text:span text:style-name="T9">x.say; <text:s text:c="9"/></text:span><text:span text:style-name="T10"># </text:span><text:span text:style-name="T11">m</text:span></text:p>
                <text:p><text:span text:style-name="T9"><text:s text:c="8"/></text:span><text:span text:style-name="T9">var x = 'b';</text:span></text:p>
                <text:p><text:span text:style-name="T9"><text:s text:c="8"/></text:span><text:span text:style-name="T9">x.say; <text:s text:c="9"/></text:span><text:span text:style-name="T10"># </text:span><text:span text:style-name="T11">b</text:span></text:p>
                <text:p><text:span text:style-name="T9"><text:s text:c="4"/></text:span><text:span text:style-name="T9">}.run;</text:span></text:p>
                <text:p><text:span text:style-name="T9"><text:s text:c="4"/></text:span><text:span text:style-name="T9">x.say; <text:s text:c="13"/></text:span><text:span text:style-name="T10"># </text:span><text:span text:style-name="T11">m</text:span></text:p>
                <text:p><text:span text:style-name="T9">}.run;</text:span></text:p>
                <text:p><text:span text:style-name="T9">x.say; <text:s text:c="17"/></text:span><text:span text:style-name="T10"># </text:span><text:span text:style-name="T11">o</text:span></text:p>
              </text:list-header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frame presentation:style-name="pr5" draw:text-style-name="P3" draw:layer="layout" svg:width="22.041cm" svg:height="3.505cm" svg:x="4.558cm" svg:y="0.837cm" presentation:class="title">
          <draw:text-box>
            <text:p><text:span text:style-name="T3">Variable references</text:span></text:p>
          </draw:text-box>
        </draw:frame>
        <draw:frame presentation:style-name="pr6" draw:text-style-name="P9" draw:layer="layout" svg:width="21.481cm" svg:height="12.179cm" svg:x="4.558cm" svg:y="4.913cm" presentation:class="outline" presentation:user-transformed="true">
          <draw:text-box>
            <text:list text:style-name="L2">
              <text:list-item>
                <text:p><text:span text:style-name="T12">Declararea unei variabile:</text:span></text:p>
                <text:list>
                  <text:list-item>
                    <text:list>
                      <text:list-header>
                        <text:p><text:span text:style-name="T13">var x = 100;</text:span></text:p>
                      </text:list-header>
                    </text:list>
                  </text:list-item>
                </text:list>
              </text:list-item>
              <text:list-item>
                <text:p><text:span text:style-name="T12">Referință la variabila </text:span><text:span text:style-name="T14">x</text:span><text:span text:style-name="T12">:</text:span></text:p>
                <text:list>
                  <text:list-item>
                    <text:list>
                      <text:list-header>
                        <text:p><text:span text:style-name="T13">var ref = (\x);</text:span></text:p>
                      </text:list-header>
                    </text:list>
                  </text:list-item>
                </text:list>
              </text:list-item>
              <text:list-item>
                <text:p><text:span text:style-name="T12">Modificarea variabilei originale prin referință:</text:span></text:p>
                <text:list>
                  <text:list-item>
                    <text:list>
                      <text:list-header>
                        <text:p><text:span text:style-name="T13">*ref -= 10;</text:span></text:p>
                      </text:list-header>
                    </text:list>
                  </text:list-item>
                </text:list>
              </text:list-item>
              <text:list-item>
                <text:p><text:span text:style-name="T12">Printează valoarea lui </text:span><text:span text:style-name="T14">x</text:span><text:span text:style-name="T12">:</text:span></text:p>
                <text:list>
                  <text:list-item>
                    <text:list>
                      <text:list-header>
                        <text:p><text:span text:style-name="T13">x.to_s.say;</text:span><text:span text:style-name="T15"> <text:s text:c="2"/></text:span><text:span text:style-name="T12"># prints: 90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draw:frame presentation:style-name="pr5" draw:text-style-name="P3" draw:layer="layout" svg:width="22.041cm" svg:height="3.505cm" svg:x="4.558cm" svg:y="0.837cm" presentation:class="title">
          <draw:text-box>
            <text:p><text:span text:style-name="T3">Variable references</text:span></text:p>
          </draw:text-box>
        </draw:frame>
        <draw:frame presentation:style-name="pr6" draw:text-style-name="P10" draw:layer="layout" svg:width="21.481cm" svg:height="14.391cm" svg:x="4.558cm" svg:y="4.913cm" presentation:class="outline" presentation:user-transformed="true">
          <draw:text-box>
            <text:list text:style-name="L2">
              <text:list-header>
                <text:p><text:span text:style-name="T9"/></text:p>
                <text:p><text:span text:style-name="T10"># </text:span><text:span text:style-name="T16">assign2ref()</text:span><text:span text:style-name="T10"> ia două argumente:</text:span></text:p>
                <text:list>
                  <text:list-item>
                    <text:p><text:span text:style-name="T16">ref</text:span><text:span text:style-name="T10"> <text:s text:c="2"/>– referință la o variabilă</text:span></text:p>
                    <text:p><text:span text:style-name="T16">value</text:span><text:span text:style-name="T10"> - un obiect oarecare</text:span></text:p>
                  </text:list-item>
                </text:list>
                <text:p><text:span text:style-name="T9"/></text:p>
                <text:p><text:span text:style-name="T9">func assign2ref (ref, value) {</text:span></text:p>
                <text:p><text:span text:style-name="T9"><text:s text:c="5"/></text:span><text:span text:style-name="T9">*ref = value; <text:s text:c="4"/></text:span><text:span text:style-name="T10"># modifică variabila din referință</text:span></text:p>
                <text:p><text:span text:style-name="T9"><text:s text:c="6"/></text:span><text:span text:style-name="T9">return(ref); <text:s text:c="4"/></text:span><text:span text:style-name="T10"># returnează referința</text:span></text:p>
                <text:p><text:span text:style-name="T9">}</text:span></text:p>
                <text:p><text:span text:style-name="T9"/></text:p>
                <text:p><text:span text:style-name="T9">var name;</text:span></text:p>
                <text:p><text:span text:style-name="T9">var name_ref = (assign2ref(\name, "Carl")); <text:s/></text:span><text:span text:style-name="T10"># </text:span><text:span text:style-name="T16">name</text:span><text:span text:style-name="T10"> is 'Carl'</text:span></text:p>
                <text:p><text:span text:style-name="T9">"Value of ref: '%s'\n".printf(*name_ref); <text:s text:c="3"/></text:span><text:span text:style-name="T10"># </text:span><text:span text:style-name="T16">name_ref</text:span><text:span text:style-name="T10"> points to </text:span><text:span text:style-name="T16">name</text:span></text:p>
                <text:p><text:span text:style-name="T9"/></text:p>
                <text:p><text:span text:style-name="T9">assign2ref(\name, "John"); <text:s text:c="3"/></text:span><text:span text:style-name="T10"># </text:span><text:span text:style-name="T16">name</text:span><text:span text:style-name="T10"> is 'John'</text:span></text:p>
                <text:p><text:span text:style-name="T9">"Assigned name: " + name.say;</text:span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draw:frame presentation:style-name="pr5" draw:text-style-name="P3" draw:layer="layout" svg:width="22.041cm" svg:height="3.505cm" svg:x="4.558cm" svg:y="0.837cm" presentation:class="title">
          <draw:text-box>
            <text:p><text:span text:style-name="T3">Funcții</text:span></text:p>
          </draw:text-box>
        </draw:frame>
        <draw:frame presentation:style-name="pr6" draw:text-style-name="P8" draw:layer="layout" svg:width="21.481cm" svg:height="12.179cm" svg:x="4.558cm" svg:y="4.913cm" presentation:class="outline" presentation:user-transformed="true">
          <draw:text-box>
            <text:list text:style-name="L2">
              <text:list-header>
                <text:p><text:span text:style-name="T8">func solve (x, y) { … }; <text:s text:c="6"/></text:span><text:span text:style-name="T17"># </text:span><text:span text:style-name="T18">declararea unei funcții</text:span></text:p>
                <text:p><text:span text:style-name="T8">var solution = (solve(1, 3)); <text:s/></text:span><text:span text:style-name="T17"># </text:span><text:span text:style-name="T18">apelarea funcției</text:span></text:p>
                <text:p><text:span text:style-name="T8"/></text:p>
                <text:p><text:span text:style-name="T8">func calc (x, y) { <text:s text:c="10"/></text:span></text:p>
                <text:list>
                  <text:list-header>
                    <text:p><text:span text:style-name="T17"># In our case, </text:span><text:span text:style-name="T19">x</text:span><text:span text:style-name="T17"> is </text:span><text:span text:style-name="T18">12</text:span><text:span text:style-name="T17"> and </text:span><text:span text:style-name="T19">y</text:span><text:span text:style-name="T17"> is </text:span><text:span text:style-name="T18">240</text:span></text:p>
                  </text:list-header>
                </text:list>
                <text:p><text:span text:style-name="T8"><text:s text:c="2"/></text:span><text:span text:style-name="T8">if ([x,y].contains(0)) { <text:s text:c="2"/></text:span><text:span text:style-name="T17"># if </text:span><text:span text:style-name="T19">x</text:span><text:span text:style-name="T17"> or </text:span><text:span text:style-name="T19">y</text:span><text:span text:style-name="T17"> is </text:span><text:span text:style-name="T18">0</text:span><text:span text:style-name="T17">, then </text:span><text:span text:style-name="T19">return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>return;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8"><text:s text:c="3"/></text:span><text:span text:style-name="T8">};</text:span></text:p>
                <text:list>
                  <text:list-header>
                    <text:p><text:span text:style-name="T8"><text:s/></text:span><text:span text:style-name="T8">x/y * (x%y) / (y/x); <text:s text:c="5"/></text:span><text:span text:style-name="T17"># returns a number object</text:span></text:p>
                  </text:list-header>
                </text:list>
                <text:p><text:span text:style-name="T8">};</text:span></text:p>
                <text:p><text:span text:style-name="T8">calc(12, 240); <text:s text:c="8"/></text:span><text:span text:style-name="T17"># </text:span><text:span text:style-name="T18">0.03</text:span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draw:frame presentation:style-name="pr5" draw:text-style-name="P3" draw:layer="layout" svg:width="22.041cm" svg:height="3.505cm" svg:x="4.558cm" svg:y="0.837cm" presentation:class="title">
          <draw:text-box>
            <text:p><text:span text:style-name="T3">Multi-level functions</text:span></text:p>
          </draw:text-box>
        </draw:frame>
        <draw:frame presentation:style-name="pr6" draw:layer="layout" svg:width="21.481cm" svg:height="12.179cm" svg:x="4.558cm" svg:y="4.913cm" presentation:class="outline">
          <draw:text-box>
            <text:list text:style-name="L2">
              <text:list-header>
                <text:p><text:span text:style-name="T9">func parent (x, y) {</text:span></text:p>
              </text:list-header>
              <text:list-item>
                <text:p><text:span text:style-name="T9"/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0"># Declararea unei funcții </text:span></text:p>
                          </text:list-item>
                          <text:list-item>
                            <text:p><text:span text:style-name="T20"># în interiorul altei funcții: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9"><text:s text:c="4"/></text:span><text:span text:style-name="T9">func child (x, y) {</text:span></text:p>
                <text:p><text:span text:style-name="T9"><text:s text:c="8"/></text:span><text:span text:style-name="T9">return ( (x.sqrt) + (y**2) );</text:span></text:p>
                <text:p><text:span text:style-name="T9"><text:s text:c="3"/></text:span><text:span text:style-name="T9">}</text:span></text:p>
                <text:p><text:span text:style-name="T9"/></text:p>
                <text:p><text:span text:style-name="T9"><text:s text:c="3"/></text:span><text:span text:style-name="T9">return (x*y + (child(x,y)));</text:span></text:p>
                <text:p><text:span text:style-name="T9">}</text:span></text:p>
                <text:p><text:span text:style-name="T17"># child() is not available here!</text:span></text:p>
                <text:list>
                  <text:list-header>
                    <text:p><text:span text:style-name="T9"/></text:p>
                  </text:list-header>
                </text:list>
                <text:p><text:span text:style-name="T9">parent(4,5).to_s.say; <text:s text:c="4"/></text:span><text:span text:style-name="T10"># prints: 47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draw:frame presentation:style-name="pr5" draw:text-style-name="P3" draw:layer="layout" svg:width="22.041cm" svg:height="3.505cm" svg:x="4.558cm" svg:y="0.837cm" presentation:class="title">
          <draw:text-box>
            <text:p><text:span text:style-name="T3">Arrays</text:span></text:p>
          </draw:text-box>
        </draw:frame>
        <draw:frame presentation:style-name="pr6" draw:text-style-name="P11" draw:layer="layout" svg:width="21.481cm" svg:height="12.179cm" svg:x="4.558cm" svg:y="4.913cm" presentation:class="outline" presentation:user-transformed="true">
          <draw:text-box>
            <text:list text:style-name="L2">
              <text:list-item>
                <text:p><text:span text:style-name="T21">Crearea unei liste:</text:span></text:p>
                <text:list>
                  <text:list-item>
                    <text:p><text:span text:style-name="T22">Array.new('elem1','elem2', …)</text:span></text:p>
                  </text:list-item>
                  <text:list-item>
                    <text:p><text:span text:style-name="T22">var array = [3, 4, 5];</text:span></text:p>
                  </text:list-item>
                  <text:list-item>
                    <text:p><text:span text:style-name="T22"/></text:p>
                  </text:list-item>
                </text:list>
              </text:list-item>
              <text:list-item>
                <text:p><text:span text:style-name="T21">Lucrând cu informația din listă:</text:span></text:p>
                <text:list>
                  <text:list-item>
                    <text:p><text:span text:style-name="T22">array[0] + array[1];</text:span></text:p>
                  </text:list-item>
                  <text:list-item>
                    <text:p><text:span text:style-name="T22">array[2] = 7;</text:span></text:p>
                  </text:list-item>
                  <text:list-item>
                    <text:p><text:span text:style-name="T22">array[1,2,3] = ['x','y','z']</text:span></text:p>
                  </text:list-item>
                  <text:list-item>
                    <text:p><text:span text:style-name="T22">array1 – array2;</text:span></text:p>
                  </text:list-item>
                  <text:list-item>
                    <text:p><text:span text:style-name="T22">array1 + array2;</text:span></text:p>
                  </text:list-item>
                  <text:list-item>
                    <text:p><text:span text:style-name="T22">array.method;</text:span></text:p>
                  </text:list-item>
                </text:list>
                <text:p><text:span text:style-name="T22"/></text:p>
              </text:list-item>
              <text:list-item>
                <text:p><text:span text:style-name="T21">Plain-arrays:</text:span></text:p>
                <text:list>
                  <text:list-item>
                    <text:p><text:span text:style-name="T22">['item1','item2']</text:span></text:p>
                  </text:list-item>
                  <text:list-item>
                    <text:p><text:span text:style-name="T22">(1..3)</text:span></text:p>
                  </text:list-item>
                </text:list>
              </text:list-item>
              <text:list-item>
                <text:p><text:span text:style-name="T22"/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draw:frame presentation:style-name="pr5" draw:text-style-name="P12" draw:layer="layout" svg:width="22.041cm" svg:height="3.505cm" svg:x="4.558cm" svg:y="0.837cm" presentation:class="title" presentation:user-transformed="true">
          <draw:text-box>
            <text:p><text:span text:style-name="T23">Multidimensional arrays</text:span></text:p>
          </draw:text-box>
        </draw:frame>
        <draw:frame presentation:style-name="pr6" draw:text-style-name="P13" draw:layer="layout" svg:width="21.481cm" svg:height="12.179cm" svg:x="4.558cm" svg:y="4.913cm" presentation:class="outline">
          <draw:text-box>
            <text:list text:style-name="L2">
              <text:list-item>
                <text:p><text:span text:style-name="T24">func new_array (type, rows, cols) {</text:span></text:p>
                <text:p><text:span text:style-name="T24"><text:s text:c="4"/></text:span><text:span text:style-name="T24">(1..rows).map { (1..cols).map{type} }</text:span></text:p>
                <text:p><text:span text:style-name="T24">};</text:span></text:p>
                <text:p><text:span text:style-name="T24">var array = (new_array(Num, 10, 10));</text:span></text:p>
              </text:list-item>
              <text:list-item>
                <text:p><text:span text:style-name="T25"># Acum, </text:span><text:span text:style-name="T26">array</text:span><text:span text:style-name="T25"> conține 10 linii, fiecare având 10 coloane. Cu alte cuvinte, avem o listă noua care conține alte 10 liste care, la randul lor, conțin fiecare câte 10 elemente. (10x10)</text:span></text:p>
                <text:p><text:span text:style-name="T27"/></text:p>
              </text:list-item>
              <text:list-item>
                <text:p><text:span text:style-name="T25"># De asemenea, puteam avea liste multidimensionale hard-coded:</text:span></text:p>
                <text:p><text:span text:style-name="T24">[[["zzz","Hello World","zzz"]]][0][0][1]-&gt;say;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draw:frame presentation:style-name="pr5" draw:text-style-name="P3" draw:layer="layout" svg:width="22.041cm" svg:height="3.505cm" svg:x="4.558cm" svg:y="0.837cm" presentation:class="title">
          <draw:text-box>
            <text:p><text:span text:style-name="T3">Strings</text:span></text:p>
          </draw:text-box>
        </draw:frame>
        <draw:frame presentation:style-name="pr6" draw:text-style-name="P14" draw:layer="layout" svg:width="21.481cm" svg:height="12.179cm" svg:x="4.558cm" svg:y="4.913cm" presentation:class="outline">
          <draw:text-box>
            <text:list text:style-name="L2">
              <text:list-item>
                <text:p><text:span text:style-name="T28">Str.new(</text:span><text:span text:style-name="T29">str</text:span><text:span text:style-name="T28">)</text:span></text:p>
              </text:list-item>
              <text:list-item>
                <text:p><text:span text:style-name="T28">'string'</text:span></text:p>
              </text:list-item>
              <text:list-item>
                <text:p><text:span text:style-name="T28">'string'.method</text:span></text:p>
              </text:list-item>
              <text:list-item>
                <text:p><text:span text:style-name="T28">'string' + 'string'</text:span></text:p>
              </text:list-item>
              <text:list-item>
                <text:p><text:span text:style-name="T28">'string' * 3</text:span></text:p>
              </text:list-item>
              <text:list-item>
                <text:p><text:span text:style-name="T28">'string' =~ /regex/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draw:frame presentation:style-name="pr5" draw:text-style-name="P3" draw:layer="layout" svg:width="22.041cm" svg:height="3.505cm" svg:x="4.558cm" svg:y="0.837cm" presentation:class="title" presentation:user-transformed="true">
          <draw:text-box>
            <text:p><text:span text:style-name="T3">Bytes</text:span></text:p>
          </draw:text-box>
        </draw:frame>
        <draw:frame presentation:style-name="pr6" draw:text-style-name="P9" draw:layer="layout" svg:width="21.481cm" svg:height="12.179cm" svg:x="4.558cm" svg:y="4.913cm" presentation:class="outline">
          <draw:text-box>
            <text:list text:style-name="L2">
              <text:list-item>
                <text:p><text:span text:style-name="T30">byte bytes = "Șarpe";</text:span></text:p>
              </text:list-item>
              <text:list-item>
                <text:p><text:span text:style-name="T30">bytes.join.say; <text:s/></text:span><text:span text:style-name="T31"># prints: 'Șarpe'</text:span></text:p>
              </text:list-item>
              <text:list-item>
                <text:p><text:span text:style-name="T30">bytes[1] = 154; <text:s/></text:span><text:span text:style-name="T31"># change 'S' to 'T'</text:span></text:p>
              </text:list-item>
              <text:list-item>
                <text:p><text:span text:style-name="T30">bytes.join.say; <text:s/></text:span><text:span text:style-name="T31"># prints: 'Țarpe'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draw:frame presentation:style-name="pr5" draw:text-style-name="P3" draw:layer="layout" svg:width="22.041cm" svg:height="3.505cm" svg:x="4.558cm" svg:y="0.837cm" presentation:class="title">
          <draw:text-box>
            <text:p><text:span text:style-name="T3">Chars</text:span></text:p>
          </draw:text-box>
        </draw:frame>
        <draw:frame presentation:style-name="pr6" draw:text-style-name="P9" draw:layer="layout" svg:width="21.481cm" svg:height="12.179cm" svg:x="4.558cm" svg:y="4.913cm" presentation:class="outline">
          <draw:text-box>
            <text:list text:style-name="L2">
              <text:list-item>
                <text:p><text:span text:style-name="T30">char chars = "</text:span><text:span text:style-name="T30">文化交流学院</text:span><text:span text:style-name="T30">";</text:span></text:p>
              </text:list-item>
              <text:list-item>
                <text:p><text:span text:style-name="T30">chars.len.to_s.say; <text:s/></text:span><text:span text:style-name="T31"># </text:span><text:span text:style-name="T12">prints: 6</text:span></text:p>
              </text:list-item>
              <text:list-item>
                <text:p><text:span text:style-name="T30">chars[1].say; <text:s text:c="7"/></text:span><text:span text:style-name="T31"># </text:span><text:span text:style-name="T12">prints:</text:span><text:span text:style-name="T12">化</text:span></text:p>
              </text:list-item>
              <text:list-item>
                <text:p><text:span text:style-name="T30">var string = (chars.join);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draw:frame presentation:style-name="pr5" draw:text-style-name="P3" draw:layer="layout" svg:width="22.041cm" svg:height="3.505cm" svg:x="4.558cm" svg:y="0.837cm" presentation:class="title">
          <draw:text-box>
            <text:p><text:span text:style-name="T3">Numbers</text:span></text:p>
          </draw:text-box>
        </draw:frame>
        <draw:frame presentation:style-name="pr6" draw:text-style-name="P10" draw:layer="layout" svg:width="21.481cm" svg:height="12.179cm" svg:x="4.558cm" svg:y="4.913cm" presentation:class="outline">
          <draw:text-box>
            <text:list text:style-name="L2">
              <text:list-item>
                <text:list>
                  <text:list-item>
                    <text:p><text:span text:style-name="T9">Num.new(</text:span><text:span text:style-name="T32">num</text:span><text:span text:style-name="T9">)</text:span></text:p>
                  </text:list-item>
                  <text:list-item>
                    <text:p><text:span text:style-name="T9">42.31</text:span></text:p>
                  </text:list-item>
                  <text:list-item>
                    <text:p><text:span text:style-name="T9">1 + 2</text:span></text:p>
                  </text:list-item>
                  <text:list-item>
                    <text:p><text:span text:style-name="T9">3 / 4</text:span></text:p>
                  </text:list-item>
                  <text:list-item>
                    <text:p><text:span text:style-name="T9">5 == 5</text:span></text:p>
                  </text:list-item>
                  <text:list-item>
                    <text:p><text:span text:style-name="T9">num.meth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draw:frame presentation:style-name="pr5" draw:text-style-name="P3" draw:layer="layout" svg:width="22.041cm" svg:height="3.505cm" svg:x="4.558cm" svg:y="0.837cm" presentation:class="title">
          <draw:text-box>
            <text:p><text:span text:style-name="T3">Hashes</text:span></text:p>
          </draw:text-box>
        </draw:frame>
        <draw:frame presentation:style-name="pr6" draw:layer="layout" svg:width="21.481cm" svg:height="12.179cm" svg:x="4.558cm" svg:y="4.913cm" presentation:class="outline">
          <draw:text-box>
            <text:list text:style-name="L2">
              <text:list-item>
                <text:p><text:span text:style-name="T33">Crearea unui Hash:</text:span></text:p>
                <text:list>
                  <text:list-item>
                    <text:p><text:span text:style-name="T34">Hash.new(“key”,”value”,...);</text:span></text:p>
                  </text:list-item>
                  <text:list-item>
                    <text:p><text:span text:style-name="T34">var hash=(:{“key” =&gt; “value”});</text:span></text:p>
                    <text:p><text:span text:style-name="T34"/></text:p>
                  </text:list-item>
                </text:list>
              </text:list-item>
              <text:list-item>
                <text:p><text:span text:style-name="T33">Lucrând cu informația stocată în hash:</text:span></text:p>
                <text:list>
                  <text:list-item>
                    <text:p><text:span text:style-name="T34">hash[“key”]</text:span></text:p>
                  </text:list-item>
                  <text:list-item>
                    <text:p><text:span text:style-name="T34">hash[“k1”,”k2”] = [“v1”,“v2”]</text:span></text:p>
                  </text:list-item>
                  <text:list-item>
                    <text:p><text:span text:style-name="T34">hash.method</text:span></text:p>
                  </text:list-item>
                  <text:list-item>
                    <text:p><text:span text:style-name="T34">hash.keys; hash.values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draw:frame presentation:style-name="pr5" draw:text-style-name="P3" draw:layer="layout" svg:width="22.041cm" svg:height="3.505cm" svg:x="4.558cm" svg:y="0.837cm" presentation:class="title">
          <draw:text-box>
            <text:p><text:span text:style-name="T3">Loops</text:span></text:p>
          </draw:text-box>
        </draw:frame>
        <draw:frame presentation:style-name="pr6" draw:text-style-name="P15" draw:layer="layout" svg:width="21.481cm" svg:height="12.179cm" svg:x="4.558cm" svg:y="4.913cm" presentation:class="outline" presentation:user-transformed="true">
          <draw:text-box>
            <text:list text:style-name="L2">
              <text:list-item>
                <text:p><text:span text:style-name="T35">for (array) {…}</text:span></text:p>
              </text:list-item>
              <text:list-item>
                <text:p><text:span text:style-name="T35">for (var i=0; i&lt;=9; i++) {…}</text:span></text:p>
              </text:list-item>
              <text:list-item>
                <text:p><text:span text:style-name="T35">while (bool) {…}</text:span></text:p>
              </text:list-item>
              <text:list-item>
                <text:p><text:span text:style-name="T35">{…} for (array)</text:span></text:p>
              </text:list-item>
              <text:list-item>
                <text:p><text:span text:style-name="T35">{…} for (;;)</text:span></text:p>
              </text:list-item>
              <text:list-item>
                <text:p><text:span text:style-name="T35">{…} while (bool)</text:span></text:p>
                <text:p><text:span text:style-name="T35"/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draw:frame presentation:style-name="pr5" draw:text-style-name="P3" draw:layer="layout" svg:width="22.041cm" svg:height="3.505cm" svg:x="4.558cm" svg:y="0.837cm" presentation:class="title">
          <draw:text-box>
            <text:p><text:span text:style-name="T3">Logic</text:span></text:p>
          </draw:text-box>
        </draw:frame>
        <draw:frame presentation:style-name="pr6" draw:text-style-name="P15" draw:layer="layout" svg:width="21.481cm" svg:height="12.179cm" svg:x="4.558cm" svg:y="4.913cm" presentation:class="outline">
          <draw:text-box>
            <text:list text:style-name="L2">
              <text:list-item>
                <text:p><text:span text:style-name="T35">false || false || true</text:span></text:p>
              </text:list-item>
              <text:list-item>
                <text:p><text:span text:style-name="T35">true &amp;&amp; false || true</text:span></text:p>
              </text:list-item>
              <text:list-item>
                <text:p><text:span text:style-name="T35">true &amp;&amp; (expr)</text:span></text:p>
              </text:list-item>
              <text:list-item>
                <text:p><text:span text:style-name="T35">false || (expr)</text:span></text:p>
              </text:list-item>
              <text:list-item>
                <text:p><text:span text:style-name="T35">true ? (expr) : (expr)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draw:frame presentation:style-name="pr5" draw:text-style-name="P3" draw:layer="layout" svg:width="22.041cm" svg:height="3.505cm" svg:x="4.558cm" svg:y="0.837cm" presentation:class="title">
          <draw:text-box>
            <text:p><text:span text:style-name="T3">If/elsif</text:span></text:p>
          </draw:text-box>
        </draw:frame>
        <draw:frame presentation:style-name="pr6" draw:text-style-name="P10" draw:layer="layout" svg:width="21.481cm" svg:height="12.179cm" svg:x="4.558cm" svg:y="4.913cm" presentation:class="outline">
          <draw:text-box>
            <text:list text:style-name="L2">
              <text:list-header>
                <text:p><text:span text:style-name="T9">if (bool)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9">…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>}</text:span></text:p>
                <text:p><text:span text:style-name="T9">elsif (bool)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9">…</text:span><text:span text:style-name="T9"><text:tab/>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>}</text:span></text:p>
                <text:p><text:span text:style-name="T9">else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9">…</text:span><text:span text:style-name="T9"><text:tab/>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>} </text:span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draw:frame presentation:style-name="pr5" draw:text-style-name="P3" draw:layer="layout" svg:width="22.041cm" svg:height="3.505cm" svg:x="4.558cm" svg:y="0.837cm" presentation:class="title">
          <draw:text-box>
            <text:p><text:span text:style-name="T3">Switch</text:span></text:p>
          </draw:text-box>
        </draw:frame>
        <draw:frame presentation:style-name="pr6" draw:text-style-name="P16" draw:layer="layout" svg:width="21.844cm" svg:height="15.47cm" svg:x="5.334cm" svg:y="4.342cm" presentation:class="outline" presentation:user-transformed="true">
          <draw:text-box>
            <text:list text:style-name="L2">
              <text:list-header>
                <text:p><text:span text:style-name="T36">given (expr)</text:span></text:p>
                <text:p><text:span text:style-name="T36"><text:s text:c="2"/></text:span><text:span text:style-name="T36">when 1 do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6"><text:s text:c="2"/>…</text:span><text:span text:style-name="T36"><text:tab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36"><text:s text:c="2"/></text:span><text:span text:style-name="T36">}</text:span></text:p>
                <text:p><text:span text:style-name="T36"><text:s text:c="2"/></text:span><text:span text:style-name="T36">when [...] do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6"><text:s text:c="2"/>…</text:span><text:span text:style-name="T36"><text:tab/></text:span><text:span text:style-name="T36"> 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36"><text:s text:c="2"/></text:span><text:span text:style-name="T36">}</text:span></text:p>
                <text:p><text:span text:style-name="T36"><text:s text:c="2"/></text:span><text:span text:style-name="T36">when (expr2) do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6"><text:s text:c="2"/>…</text:span><text:span text:style-name="T36"><text:tab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36"><text:s text:c="2"/></text:span><text:span text:style-name="T36">}</text:span></text:p>
                <text:p><text:span text:style-name="T36"><text:s text:c="2"/></text:span><text:span text:style-name="T36">default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6"><text:s text:c="2"/>…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36"><text:s text:c="2"/></text:span><text:span text:style-name="T36">}</text:span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draw:frame presentation:style-name="pr5" draw:text-style-name="P3" draw:layer="layout" svg:width="22.041cm" svg:height="3.505cm" svg:x="4.558cm" svg:y="0.837cm" presentation:class="title">
          <draw:text-box>
            <text:p><text:span text:style-name="T3">Regular Expressions</text:span></text:p>
          </draw:text-box>
        </draw:frame>
        <draw:frame presentation:style-name="pr6" draw:text-style-name="P17" draw:layer="layout" svg:width="21.481cm" svg:height="12.179cm" svg:x="4.558cm" svg:y="4.913cm" presentation:class="outline">
          <draw:text-box>
            <text:list text:style-name="L2">
              <text:list-item>
                <text:p><text:span text:style-name="T37">/TEST/i -&gt; matches('For testing.');</text:span></text:p>
              </text:list-item>
              <text:list-item>
                <text:p><text:span text:style-name="T37">'string' =~ /^[n-z]/; <text:s text:c="8"/></text:span><text:span text:style-name="T38"># true</text:span></text:p>
                <text:p><text:span text:style-name="T37"/></text:p>
              </text:list-item>
              <text:list-item>
                <text:p><text:span text:style-name="T37">var regex = /^\d+ \w+ \d+$/;</text:span></text:p>
                <text:p><text:span text:style-name="T37">'26 Iunie 2013' =~ regex; <text:s text:c="4"/></text:span><text:span text:style-name="T38"># true</text:span></text:p>
                <text:p><text:span text:style-name="T37"/></text:p>
              </text:list-item>
              <text:list-item>
                <text:p><text:span text:style-name="T37">'unu doi trei' =~ /[123]/; <text:s text:c="3"/></text:span><text:span text:style-name="T38"># false</text:span></text:p>
              </text:list-item>
              <text:list-item>
                <text:p><text:span text:style-name="T37">“</text:span><text:span text:style-name="T37">&lt;hello\n&gt;” =~ /&lt;(.*?)&gt;/s; <text:s text:c="3"/></text:span><text:span text:style-name="T38"># true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draw:frame presentation:style-name="pr5" draw:text-style-name="P3" draw:layer="layout" svg:width="22.041cm" svg:height="3.505cm" svg:x="4.558cm" svg:y="0.837cm" presentation:class="title">
          <draw:text-box>
            <text:p><text:span text:style-name="T3">Array substraction</text:span></text:p>
          </draw:text-box>
        </draw:frame>
        <draw:frame presentation:style-name="DNA-outline1" draw:text-style-name="P18" draw:layer="layout" svg:width="21.481cm" svg:height="12.179cm" svg:x="4.558cm" svg:y="4.913cm" presentation:class="outline" presentation:user-transformed="true">
          <draw:text-box>
            <text:list text:style-name="L2">
              <text:list-header>
                <text:p><text:span text:style-name="T39">var cities = ['Londra','Paris', 'Berlin', 'Atena', 'Roma'];</text:span></text:p>
                <text:p><text:span text:style-name="T39">var visited = ['Paris', 'Atena'];</text:span></text:p>
                <text:p><text:span text:style-name="T39"/></text:p>
                <text:p><text:span text:style-name="T40"># Returnează toate elementele din lista</text:span></text:p>
                <text:p><text:span text:style-name="T41"># cities </text:span><text:span text:style-name="T40">care nu se află în lista </text:span><text:span text:style-name="T41">visited</text:span><text:span text:style-name="T40">:</text:span></text:p>
                <text:p><text:span text:style-name="T39">var unvisited = (cities - visited);</text:span></text:p>
                <text:p><text:span text:style-name="T39"/></text:p>
                <text:p><text:span text:style-name="T40"># prints: ['Londra','Berlin','Roma']</text:span></text:p>
                <text:p><text:span text:style-name="T39">unvisited.dump.say;</text:span></text:p>
                <text:p><text:span text:style-name="T39"><text:s/></text:span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draw:frame presentation:style-name="pr5" draw:text-style-name="P3" draw:layer="layout" svg:width="22.041cm" svg:height="3.505cm" svg:x="4.558cm" svg:y="0.837cm" presentation:class="title">
          <draw:text-box>
            <text:p><text:span text:style-name="T3">IO support</text:span></text:p>
          </draw:text-box>
        </draw:frame>
        <draw:frame presentation:style-name="pr6" draw:text-style-name="P9" draw:layer="layout" svg:width="21.481cm" svg:height="12.105cm" svg:x="4.558cm" svg:y="4.913cm" presentation:class="outline" presentation:user-transformed="true">
          <draw:text-box>
            <text:list text:style-name="L2">
              <text:list-header>
                <text:p><text:span text:style-name="T31">## </text:span><text:span text:style-name="T42">File.new(…)</text:span><text:span text:style-name="T31"> creează un obiect de tipul </text:span><text:span text:style-name="T42">File</text:span></text:p>
                <text:p><text:span text:style-name="T30">var file=(File.new('filename.ext'));</text:span></text:p>
                <text:p><text:span text:style-name="T30"/></text:p>
                <text:p><text:span text:style-name="T31">## Obiectul </text:span><text:span text:style-name="T42">File</text:span><text:span text:style-name="T31"> conține diferite metode, cum ar fi: exists,</text:span></text:p>
                <text:p><text:span text:style-name="T31">## size, is_text, is_file, abs_name, basename, etc...</text:span></text:p>
                <text:p><text:span text:style-name="T30">if (file-&gt;exists) { <text:s text:c="7"/></text:span><text:span text:style-name="T31"># verificăm dacă fișierul există</text:span></text:p>
                <text:list>
                  <text:list-header>
                    <text:p><text:span text:style-name="T30">var fh = (file.open_r); <text:s/></text:span><text:span text:style-name="T31"># apoi îl deschidem pentru citit</text:span></text:p>
                  </text:list-header>
                </text:list>
                <text:p><text:span text:style-name="T30"><text:s text:c="2"/></text:span></text:p>
                <text:p><text:span text:style-name="T30"><text:s text:c="2"/></text:span><text:span text:style-name="T31"># Atât timp cât linia nu e </text:span><text:span text:style-name="T42">nil</text:span><text:span text:style-name="T31">:</text:span></text:p>
                <text:list>
                  <text:list-header>
                    <text:p><text:span text:style-name="T30">while (var line=(fh.readline) != nil) {</text:span></text:p>
                    <text:list>
                      <text:list-item>
                        <text:list>
                          <text:list-header>
                            <text:p><text:span text:style-name="T30">line.print; <text:s text:c="7"/></text:span><text:span text:style-name="T30"><text:tab/></text:span><text:span text:style-name="T31"><text:tab/></text:span><text:span text:style-name="T31"><text:tab/></text:span><text:span text:style-name="T31"><text:tab/></text:span><text:span text:style-name="T31"># printăm linia</text:span></text:p>
                          </text:list-header>
                        </text:list>
                      </text:list-item>
                    </text:list>
                    <text:p><text:span text:style-name="T30">}</text:span></text:p>
                  </text:list-header>
                  <text:list-item>
                    <text:p><text:span text:style-name="T30">fh.close; <text:s text:c="15"/></text:span><text:span text:style-name="T31"># închidem fișierul</text:span></text:p>
                  </text:list-item>
                </text:list>
                <text:p><text:span text:style-name="T30">}</text:span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draw:frame presentation:style-name="pr5" draw:text-style-name="P3" draw:layer="layout" svg:width="22.041cm" svg:height="3.505cm" svg:x="4.558cm" svg:y="0.837cm" presentation:class="title">
          <draw:text-box>
            <text:p><text:span text:style-name="T3">Format</text:span></text:p>
          </draw:text-box>
        </draw:frame>
        <draw:frame presentation:style-name="pr6" draw:text-style-name="P19" draw:layer="layout" svg:width="21.481cm" svg:height="12.179cm" svg:x="4.558cm" svg:y="4.913cm" presentation:class="outline">
          <draw:text-box>
            <text:list text:style-name="L2">
              <text:list-header>
                <text:p><text:span text:style-name="T43"># Formatarea se face prin metoda </text:span><text:span text:style-name="T44">printf</text:span><text:span text:style-name="T43"> care se aplică pe un obiect de tipul </text:span><text:span text:style-name="T44">String</text:span><text:span text:style-name="T43">. Numărul de argumente e determinat de conținutul stringului.</text:span></text:p>
                <text:p><text:span text:style-name="T43"/></text:p>
                <text:p><text:span text:style-name="T45">“</text:span><text:span text:style-name="T45">%.3f%50s\n”.printf(1.12345, 'name');</text:span></text:p>
                <text:p><text:span text:style-name="T45"/></text:p>
                <text:p><text:span text:style-name="T43"># Stocarea unui string formatat se face prin metoda </text:span><text:span text:style-name="T44">sprintf</text:span><text:span text:style-name="T43">, care functionează în același mod precum metoda printf, doar că rezultatul va fi returnat sub forma unui obiect </text:span><text:span text:style-name="T44">String</text:span><text:span text:style-name="T43">.</text:span></text:p>
                <text:p><text:span text:style-name="T45">var format = '%-*s %d';</text:span></text:p>
                <text:p><text:span text:style-name="T45">var f_str = (format.sprintf(10,'y',123));</text:span></text:p>
                <text:p><text:span text:style-name="T45">f_str.say; <text:s text:c="4"/></text:span><text:span text:style-name="T43"># </text:span><text:span text:style-name="T44">f_str</text:span><text:span text:style-name="T43"> stochează stringul formatat</text:span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5" draw:text-style-name="P12" draw:layer="layout" svg:width="22.041cm" svg:height="3.505cm" svg:x="4.558cm" svg:y="0.837cm" presentation:class="title" presentation:user-transformed="true">
          <draw:text-box>
            <text:p><text:span text:style-name="T23">Command-line arguments</text:span></text:p>
          </draw:text-box>
        </draw:frame>
        <draw:frame presentation:style-name="pr6" draw:text-style-name="P9" draw:layer="layout" svg:width="21.481cm" svg:height="12.179cm" svg:x="4.558cm" svg:y="4.913cm" presentation:class="outline" presentation:user-transformed="true">
          <draw:text-box>
            <text:list text:style-name="L2">
              <text:list-header>
                <text:p><text:span text:style-name="T31">## Echo program ##</text:span></text:p>
                <text:p><text:span text:style-name="T30">if (ARGV.len &gt;= 1 &amp;&amp; (ARGV[0] == '-e')) {</text:span></text:p>
                <text:p><text:span text:style-name="T30"><text:s text:c="4"/></text:span><text:span text:style-name="T30">ARGV.shift;</text:span></text:p>
                <text:p><text:span text:style-name="T30"><text:s text:c="4"/></text:span><text:span text:style-name="T30">ARGV.join(" ").apply_escapes.say;</text:span></text:p>
                <text:p><text:span text:style-name="T30">}</text:span></text:p>
                <text:p><text:span text:style-name="T30">else {</text:span></text:p>
                <text:p><text:span text:style-name="T30"><text:s text:c="4"/></text:span><text:span text:style-name="T30">ARGV join " " say;</text:span></text:p>
                <text:p><text:span text:style-name="T30">}</text:span></text:p>
                <text:p><text:span text:style-name="T30"/></text:p>
                <text:p><text:span text:style-name="T30"/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 presentation:user-transformed="true">
          <draw:text-box>
            <text:p><text:span text:style-name="T3">Sierpinski Carpet</text:span></text:p>
          </draw:text-box>
        </draw:frame>
        <draw:frame presentation:style-name="pr6" draw:text-style-name="P13" draw:layer="layout" svg:width="21.481cm" svg:height="12.179cm" svg:x="4.558cm" svg:y="4.913cm" presentation:class="outline">
          <draw:text-box>
            <text:list text:style-name="L2">
              <text:list-header>
                <text:p><text:span text:style-name="T27">var c = ['##'];</text:span></text:p>
                <text:p><text:span text:style-name="T27">{</text:span></text:p>
                <text:p><text:span text:style-name="T27"><text:s text:c="4"/></text:span><text:span text:style-name="T27">c = ( c.map{_*3} +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 <text:s/>( c.map{_ + (' '*(_.len)) + _} ) +</text:span><text:span text:style-name="T27"><text:tab/></text:span><text:span text:style-name="T27"><text:tab/></text:span><text:span text:style-name="T27"><text:tab/></text:span><text:span text:style-name="T27"> <text:s/>( c.map{_*3}) );</text:span></text:p>
                <text:p><text:span text:style-name="T27">} * 3;</text:span></text:p>
                <text:p><text:span text:style-name="T27">c.join("\n").say;</text:span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 presentation:user-transformed="true">
          <draw:text-box>
            <text:p><text:span text:style-name="T3">Sierpinski Carpet</text:span></text:p>
          </draw:text-box>
        </draw:frame>
        <draw:frame presentation:style-name="pr6" draw:layer="layout" svg:width="21.481cm" svg:height="12.867cm" svg:x="11.176cm" svg:y="5.215cm" presentation:class="outline" presentation:user-transformed="true">
          <draw:text-box>
            <text:list text:style-name="L2">
              <text:list-header>
                <text:p><text:span text:style-name="T35">######################################################</text:span></text:p>
                <text:p><text:span text:style-name="T35">## <text:s/>#### <text:s/>#### <text:s/>#### <text:s/>#### <text:s/>#### <text:s/>#### <text:s/>#### <text:s/>#### <text:s/>##</text:span></text:p>
                <text:p><text:span text:style-name="T35">######################################################</text:span></text:p>
                <text:p><text:span text:style-name="T35">###### <text:s text:c="5"/>############ <text:s text:c="5"/>############ <text:s text:c="5"/>######</text:span></text:p>
                <text:p><text:span text:style-name="T35">## <text:s/>## <text:s text:c="5"/>## <text:s/>#### <text:s/>## <text:s text:c="5"/>## <text:s/>#### <text:s/>## <text:s text:c="5"/>## <text:s/>##</text:span></text:p>
                <text:p><text:span text:style-name="T35">###### <text:s text:c="5"/>############ <text:s text:c="5"/>############ <text:s text:c="5"/>######</text:span></text:p>
                <text:p><text:span text:style-name="T35">######################################################</text:span></text:p>
                <text:p><text:span text:style-name="T35">## <text:s/>#### <text:s/>#### <text:s/>#### <text:s/>#### <text:s/>#### <text:s/>#### <text:s/>#### <text:s/>#### <text:s/>##</text:span></text:p>
                <text:p><text:span text:style-name="T35">######################################################</text:span></text:p>
                <text:p><text:span text:style-name="T35">################## <text:s text:c="17"/>##################</text:span></text:p>
                <text:p><text:span text:style-name="T35">## <text:s/>#### <text:s/>#### <text:s/>## <text:s text:c="17"/>## <text:s/>#### <text:s/>#### <text:s/>##</text:span></text:p>
                <text:p><text:span text:style-name="T35">################## <text:s text:c="17"/>##################</text:span></text:p>
                <text:p><text:span text:style-name="T35">###### <text:s text:c="5"/>###### <text:s text:c="17"/>###### <text:s text:c="5"/>######</text:span></text:p>
                <text:p><text:span text:style-name="T35">## <text:s/>## <text:s text:c="5"/>## <text:s/>## <text:s text:c="17"/>## <text:s/>## <text:s text:c="5"/>## <text:s/>##</text:span></text:p>
                <text:p><text:span text:style-name="T35">###### <text:s text:c="5"/>###### <text:s text:c="17"/>###### <text:s text:c="5"/>######</text:span></text:p>
                <text:p><text:span text:style-name="T35">################## <text:s text:c="17"/>##################</text:span></text:p>
                <text:p><text:span text:style-name="T35">## <text:s/>#### <text:s/>#### <text:s/>## <text:s text:c="17"/>## <text:s/>#### <text:s/>#### <text:s/>##</text:span></text:p>
                <text:p><text:span text:style-name="T35">################## <text:s text:c="17"/>##################</text:span></text:p>
                <text:p><text:span text:style-name="T35">######################################################</text:span></text:p>
                <text:p><text:span text:style-name="T35">## <text:s/>#### <text:s/>#### <text:s/>#### <text:s/>#### <text:s/>#### <text:s/>#### <text:s/>#### <text:s/>#### <text:s/>##</text:span></text:p>
                <text:p><text:span text:style-name="T35">######################################################</text:span></text:p>
                <text:p><text:span text:style-name="T35">###### <text:s text:c="5"/>############ <text:s text:c="5"/>############ <text:s text:c="5"/>######</text:span></text:p>
                <text:p><text:span text:style-name="T35">## <text:s/>## <text:s text:c="5"/>## <text:s/>#### <text:s/>## <text:s text:c="5"/>## <text:s/>#### <text:s/>## <text:s text:c="5"/>## <text:s/>##</text:span></text:p>
                <text:p><text:span text:style-name="T35">###### <text:s text:c="5"/>############ <text:s text:c="5"/>############ <text:s text:c="5"/>######</text:span></text:p>
                <text:p><text:span text:style-name="T35">######################################################</text:span></text:p>
                <text:p><text:span text:style-name="T35">## <text:s/>#### <text:s/>#### <text:s/>#### <text:s/>#### <text:s/>#### <text:s/>#### <text:s/>#### <text:s/>#### <text:s/>##</text:span></text:p>
                <text:p><text:span text:style-name="T35">######################################################</text:span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5" draw:text-style-name="P3" draw:layer="layout" svg:width="22.041cm" svg:height="3.505cm" svg:x="4.558cm" svg:y="0.837cm" presentation:class="title">
          <draw:text-box>
            <text:p><text:span text:style-name="T3">Metode</text:span></text:p>
          </draw:text-box>
        </draw:frame>
        <draw:frame presentation:style-name="pr6" draw:text-style-name="P19" draw:layer="layout" svg:width="21.481cm" svg:height="12.179cm" svg:x="4.558cm" svg:y="4.913cm" presentation:class="outline">
          <draw:text-box>
            <text:list text:style-name="L2">
              <text:list-item>
                <text:p><text:span text:style-name="T46">O metodă se aplică întodeauna pe un obiect:</text:span></text:p>
                <text:list>
                  <text:list-item>
                    <text:p><text:span text:style-name="T45">obj.method(arg);</text:span></text:p>
                  </text:list-item>
                  <text:list-item>
                    <text:p><text:span text:style-name="T45">string.lc.say;</text:span></text:p>
                  </text:list-item>
                  <text:list-item>
                    <text:p><text:span text:style-name="T45">array.insert(1,'elem')</text:span></text:p>
                  </text:list-item>
                  <text:list-item>
                    <text:p><text:span text:style-name="T45">array.min; array.max; array.unique;</text:span></text:p>
                  </text:list-item>
                  <text:list-item>
                    <text:p><text:span text:style-name="T45">{}-&gt;method; []-&gt;method; //-&gt;method; ()-&gt;method;</text:span></text:p>
                  </text:list-item>
                </text:list>
                <text:p><text:span text:style-name="T45"/></text:p>
              </text:list-item>
              <text:list-item>
                <text:p><text:span text:style-name="T47">Exemple</text:span><text:span text:style-name="T45">:</text:span></text:p>
                <text:list>
                  <text:list-item>
                    <text:p><text:span text:style-name="T45">var method = “sqrt”;</text:span></text:p>
                  </text:list-item>
                  <text:list-item>
                    <text:p><text:span text:style-name="T45">81.$method; <text:s/></text:span><text:span text:style-name="T45"><text:tab/></text:span><text:span text:style-name="T45"><text:tab/></text:span><text:span text:style-name="T45"><text:tab/></text:span><text:span text:style-name="T45"><text:tab/></text:span><text:span text:style-name="T45"> <text:s text:c="15"/></text:span><text:span text:style-name="T43"># </text:span><text:span text:style-name="T48">9</text:span></text:p>
                  </text:list-item>
                  <text:list-item>
                    <text:p><text:span text:style-name="T45">42-&gt;(['+','-'][2.rand])(10); <text:s text:c="2"/></text:span><text:span text:style-name="T43"># </text:span><text:span text:style-name="T48">52 or 3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5" draw:layer="layout" svg:width="22.041cm" svg:height="3.505cm" svg:x="4.558cm" svg:y="0.837cm" presentation:class="title" presentation:user-transformed="true">
          <draw:text-box>
            <text:p>Split</text:p>
          </draw:text-box>
        </draw:frame>
        <draw:frame presentation:style-name="pr6" draw:layer="layout" svg:width="21.481cm" svg:height="12.179cm" svg:x="4.558cm" svg:y="4.913cm" presentation:class="outline" presentation:user-transformed="true">
          <draw:text-box>
            <text:list text:style-name="L2">
              <text:list-header>
                <text:p><text:span text:style-name="T49"/></text:p>
                <text:p><text:span text:style-name="T49">Putem face split la un string folosind o expresie regulară sau un string literal.</text:span></text:p>
                <text:p><text:span text:style-name="T49">Metoda </text:span><text:span text:style-name="T50">split</text:span><text:span text:style-name="T49"> va returna un obiect de tipul </text:span><text:span text:style-name="T50">Array</text:span><text:span text:style-name="T49"> care conține obiecte de tipul </text:span><text:span text:style-name="T50">String</text:span><text:span text:style-name="T49">.</text:span></text:p>
                <text:p><text:span text:style-name="T49"/></text:p>
                <text:p><text:span text:style-name="T8">var hash = <text:s/>(</text:span></text:p>
                <text:p><text:span text:style-name="T8"><text:s text:c="16"/></text:span><text:span text:style-name="T8">"key1:value1 | key2:value2".split(/\s*\|\s*/)</text:span></text:p>
                <text:p><text:span text:style-name="T8"><text:s text:c="43"/></text:span><text:span text:style-name="T8">.map { _.split(':') }</text:span></text:p>
                <text:p><text:span text:style-name="T8"><text:s text:c="43"/></text:span><text:span text:style-name="T8">.combine</text:span></text:p>
                <text:p><text:span text:style-name="T8"><text:s text:c="43"/></text:span><text:span text:style-name="T8">.to_hash</text:span></text:p>
                <text:p><text:span text:style-name="T8"><text:s text:c="12"/></text:span><text:span text:style-name="T8">);</text:span></text:p>
                <text:p><text:span text:style-name="T8"/></text:p>
                <text:p><text:span text:style-name="T8">hash['key1'].say; <text:s text:c="6"/></text:span><text:span text:style-name="T17"># value1</text:span></text:p>
                <text:p><text:span text:style-name="T8">hash['key2'].say; <text:s text:c="6"/></text:span><text:span text:style-name="T17"># value2</text:span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draw:frame presentation:style-name="pr5" draw:text-style-name="P20" draw:layer="layout" svg:width="22.041cm" svg:height="3.505cm" svg:x="4.558cm" svg:y="0.837cm" presentation:class="title" presentation:user-transformed="true">
          <draw:text-box>
            <text:p><text:span text:style-name="T51">Module Perl funcționale</text:span></text:p>
          </draw:text-box>
        </draw:frame>
        <draw:frame presentation:style-name="pr6" draw:layer="layout" svg:width="21.481cm" svg:height="14.391cm" svg:x="4.558cm" svg:y="4.913cm" presentation:class="outline" presentation:user-transformed="true">
          <draw:text-box>
            <text:list text:style-name="L2">
              <text:list-header>
                <text:p><text:span text:style-name="T17"># Facem require la modulul 'Getopt::Std',</text:span></text:p>
                <text:p><text:span text:style-name="T17"># Apoi specificăm ca e un modul functional: '-&gt;()'</text:span></text:p>
                <text:p><text:span text:style-name="T8">var req = ( require 'Getopt::Std'-&gt;() );</text:span></text:p>
              </text:list-header>
              <text:list-item>
                <text:p><text:span text:style-name="T8"/></text:p>
                <text:p><text:span text:style-name="T8">var hash = (Hash.new);</text:span></text:p>
                <text:p><text:span text:style-name="T8">req.getopts('de:', \hash);</text:span></text:p>
                <text:p><text:span text:style-name="T8"/></text:p>
                <text:p><text:span text:style-name="T8">if (hash.exists('e')) {</text:span></text:p>
                <text:p><text:span text:style-name="T8"><text:s text:c="4"/></text:span><text:span text:style-name="T8">Str.new(hash['e']).say; <text:s text:c="11"/># the value of '-e'</text:span></text:p>
                <text:p><text:span text:style-name="T8">}</text:span></text:p>
                <text:p><text:span text:style-name="T8"/></text:p>
                <text:p><text:span text:style-name="T8">var d_bool = (Bool.new(hash['d']));</text:span></text:p>
                <text:p><text:span text:style-name="T8"/></text:p>
                <text:p><text:span text:style-name="T8">if (d_bool) {</text:span></text:p>
                <text:p><text:span text:style-name="T8"><text:s text:c="4"/></text:span><text:span text:style-name="T8">"-d has been specified!".say;</text:span></text:p>
                <text:p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draw:frame presentation:style-name="pr5" draw:text-style-name="P3" draw:layer="layout" svg:width="22.041cm" svg:height="3.505cm" svg:x="4.558cm" svg:y="0.837cm" presentation:class="title">
          <draw:text-box>
            <text:p><text:span text:style-name="T3">Module Perl OO</text:span></text:p>
          </draw:text-box>
        </draw:frame>
        <draw:frame presentation:style-name="pr6" draw:text-style-name="P15" draw:layer="layout" svg:width="21.481cm" svg:height="12.179cm" svg:x="4.558cm" svg:y="4.913cm" presentation:class="outline" presentation:user-transformed="true">
          <draw:text-box>
            <text:list text:style-name="L2">
              <text:list-header>
                <text:p><text:span text:style-name="T35">var req = (require 'LWP::UserAgent');</text:span></text:p>
                <text:p><text:span text:style-name="T35">var lwp = (req.new(</text:span></text:p>
                <text:p><text:span text:style-name="T35"><text:s text:c="8"/></text:span><text:span text:style-name="T35">'show_progress' =&gt; 1,</text:span></text:p>
                <text:p><text:span text:style-name="T35"><text:s text:c="8"/></text:span><text:span text:style-name="T35">'timeout' <text:s text:c="6"/>=&gt; 10,</text:span></text:p>
                <text:p><text:span text:style-name="T35"><text:s text:c="8"/></text:span><text:span text:style-name="T35">'agent' <text:s text:c="8"/>=&gt; 'Mozilla/5.0',</text:span></text:p>
                <text:p><text:span text:style-name="T35"><text:s text:c="4"/></text:span><text:span text:style-name="T35">));</text:span></text:p>
                <text:p><text:span text:style-name="T35">var resp = (lwp-&gt;get("</text:span><text:span text:style-name="T35"><text:a xlink:href="http://google.com/" xlink:type="simple">http://google.com</text:a></text:span><text:span text:style-name="T35">"));</text:span></text:p>
                <text:p><text:span text:style-name="T35">var content = (Str.new(resp-&gt;content));</text:span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draw:frame presentation:style-name="pr5" draw:layer="layout" svg:width="22.041cm" svg:height="3.505cm" svg:x="4.558cm" svg:y="0.837cm" presentation:class="title" presentation:placeholder="true">
          <draw:text-box/>
        </draw:frame>
        <draw:frame presentation:style-name="pr6" draw:layer="layout" svg:width="21.481cm" svg:height="12.179cm" svg:x="4.558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draw:frame presentation:style-name="pr5" draw:text-style-name="P3" draw:layer="layout" svg:width="22.041cm" svg:height="3.505cm" svg:x="4.558cm" svg:y="0.837cm" presentation:class="title">
          <draw:text-box>
            <text:p><text:span text:style-name="T3">JASH</text:span></text:p>
          </draw:text-box>
        </draw:frame>
        <draw:frame presentation:style-name="pr6" draw:text-style-name="P13" draw:layer="layout" svg:width="21.481cm" svg:height="12.179cm" svg:x="4.558cm" svg:y="4.913cm" presentation:class="outline">
          <draw:text-box>
            <text:list text:style-name="L2">
              <text:list-header>
                <text:p><text:span text:style-name="T27"/></text:p>
                <text:p><text:span text:style-name="T27"/></text:p>
                <text:p><text:span text:style-name="T27">((:{2,'A',4,'H',1,'J',3,'S'})[1..4])map{var ß:=['tsu','rehton','fedi','rekca'];_+=(ß&lt;&lt;1 pop.reverse+(ß.len==0?',':' '))}join.say;;;</text:span></text:p>
              </text:list-header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1T32">
        <draw:frame presentation:style-name="pr3" draw:text-style-name="P21" draw:layer="layout" svg:width="22.041cm" svg:height="16.254cm" svg:x="4.558cm" svg:y="0.837cm" presentation:class="subtitle">
          <draw:text-box>
            <text:p><text:span text:style-name="T52">Mulțumesc!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3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New Sung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New Sung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New Sung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New Sung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New Sung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New Sung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050505" style:text-outline="false" style:text-line-through-style="none" fo:font-family="'Liberation Sans'" style:font-family-generic="swiss" style:font-pitch="variable" fo:font-size="42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53cm" fo:text-indent="0cm"/>
      <style:text-properties fo:font-family="'Liberation Sans'" style:font-family-generic="swiss" style:font-pitch="variable" fo:font-size="37.0999984741211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396cm" fo:text-indent="0cm"/>
      <style:text-properties fo:font-family="'Liberation Sans'" style:font-family-generic="swiss" style:font-pitch="variable" fo:font-size="32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264cm" fo:text-indent="0cm"/>
      <style:text-properties fo:font-family="'Liberation Sans'" style:font-family-generic="swiss" style:font-pitch="variable" fo:font-size="26.700000762939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13cm" fo:text-indent="0cm"/>
      <style:text-properties fo:font-family="'Liberation Sans'" style:font-family-generic="swiss" style:font-pitch="variable" fo:font-size="26.700000762939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13cm" fo:text-indent="0cm"/>
      <style:text-properties fo:font-family="'Liberation Sans'" style:font-family-generic="swiss" style:font-pitch="variable" fo:font-size="26.700000762939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13cm" fo:text-indent="0cm"/>
      <style:text-properties fo:font-family="'Liberation Sans'" style:font-family-generic="swiss" style:font-pitch="variable" fo:font-size="26.700000762939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fo:font-family="'Liberation Serif'" style:font-family-generic="roman" style:font-pitch="variable" fo:font-size="51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041cm" svg:height="3.505cm" svg:x="4.558cm" svg:y="0.837cm" presentation:class="title" presentation:placeholder="true">
        <draw:text-box/>
      </draw:frame>
      <draw:frame presentation:style-name="DNA-outline1" draw:layer="backgroundobjects" svg:width="21.481cm" svg:height="12.179cm" svg:x="4.558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20.302cm" svg:height="10.476cm" svg:x="0.643cm" svg:y="2.123cm" presentation:class="page"/>
        <draw:frame presentation:style-name="DN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6T11:17:14</meta:creation-date>
    <dc:date>2013-06-27T23:30:02</dc:date>
    <meta:editing-duration>PT5H28M5S</meta:editing-duration>
    <meta:editing-cycles>162</meta:editing-cycles>
    <meta:generator>LibreOffice/4.0.4.2$Linux_x86 LibreOffice_project/400m0$Build-2</meta:generator>
    <meta:document-statistic meta:object-count="176"/>
  </office:meta>
</office:document-meta>
</file>